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text:p text:style-name="P1">Son fou rire nerveux mit un certain temps à redevenir contrôlable, et lorsque Edward parvint finalement à reprendre le dessus, le visage on ne peut plus sérieux d'Alice l'attendait. Le garçon fut une nouvelle fois impressionné par l'autorité qu'elle était capable de dégager et sa petite pique intransigeante eut l'effet d'une douche froide sur son esprit. Malgré l'épreuve terrible qu'il était en train de traverser, la jeune femme ne le ménageait pas. Son ton ne souffrait d'aucune contestation et il acheva de ramener à l'ordre le blondin qui se redressa légèrement, prêt à reprendre son écoute des explications. Il essuya d'un revers de manche la larme qui perlait le long de sa joue et se reconcentra.</text:p>
      <text:p text:style-name="Standard"/>
      <text:p text:style-name="Standard">-Je suis désolé, je crois que mes nerfs m'ont lâché. Cela ne se reproduira plus.</text:p>
      <text:p text:style-name="Standard"/>
      <text:p text:style-name="Standard">D'autant plus que la suite du récit d'Alice méritait d'être entendue. Elle lui expliqua un peu plus en détails comment il pouvait « devenir des leurs », ce qui passait par l'intervention d'une autre personne qui lui accorderait un vœu en échange de quoi Edward devrait exterminer pour lui ces Ombres malfaisantes. Les Ombres. Un petit « tilt » retentit dans l'esprit du garçon alors que ses souvenirs refaisaient surface, le percutant mentalement de plein fouet. Le mot avait eu un effet de catalyseur sur sa mémoire, et il se rappelait maintenant très distinctement où est-ce qu'il avait entendu cette théorie par le passé. La scène qui s'était déroulée, il y a de cela quelques mois, dans cette même pièce, se mit à défiler sous ses yeux.</text:p>
      <text:p text:style-name="Standard"/>
      <text:p text:style-name="Standard">Un homme avait fait irruption dans sa maison et semblait s'être battu tout seul avant de s'effondrer, à moitié mort, sur le sol de sa chambre pour déblatérer des histoires rocambolesques sur des créatures maléfiques et les gardiens de [strike]la galaxie[/strike] l'humanité dotés de super pouvoirs pour les combattre. Il l'avait mis en garde du risque que courrait sa famille, du danger permanent qui les guettait. Et Edward l'avait envoyé bouler. Il avait ignoré ses avertissements, ne voulant pas en savoir plus pour ne pas risquer de devoir sortir de sa zone de confort. Et maintenant ses parents étaient morts. Le grand Équilibre avait fait son office, punissant son acte égoïste par un événement douloureux à ses yeux. Ainsi la balance était toujours respectée. Et Edward allait faire en sorte qu'elle le soit encore. C'était son deuxième avertissement, sa seconde chance de faire les choses bien. Et cette fois-ci, pas question de la laisser passer.</text:p>
      <text:p text:style-name="Standard"/>
      <text:p text:style-name="Standard">-Appelez-le. </text:p>
      <text:p text:style-name="Standard"/>
      <text:p text:style-name="Standard">La voix du garçon était étrangement sûre d'elle. Il avait un air extrêmement sérieux et son regard d'émeraude était on ne peut plus déterminé. Dans d'autres circonstances, Edward n'aurait sûrement pas cru une seule seconde à ce qu'Alice lui racontait. Mais avec sa première expérience avec Léonardo et les démonstrations de magie de la jeune femme, son cœur lui hurlait d'y croire.</text:p>
      <text:p text:style-name="P1">Alice sembla apprécier la nouvelle détermination dont Edward faisait preuve. Elle le gratifia même d'un trait d'humour, chose suffisamment rare pour être soulignée. Elle se leva ensuite pour prendre un air pensif en regardant la fenêtre avant de le prévenir que cette décision n'était pas du genre qu'on pouvait prendre à la légère pour revenir dessus ensuite, le tout donnant une dimension théâtrale à la scène qui n'avait pourtant pas vraiment besoin de plus de dramatisme. Ce qui se produisit ensuite relevait purement <text:s/>et simplement du fantastique, ce qui en cette journée officielle du nawak commençait à devenir une habitude. La jeune femme se mit à parler dans le vide, comme si elle s'adressait à quelqu'un qui était là mais qu'Edward ne pouvait pas voir. Fronçant les sourcils, celui-ci regarda autour de lui pour trouver ce fameux Bey mais ne vit rien pouvant passer de près ou de loin pour un être vivant.</text:p>
      <text:p text:style-name="Standard"/>
      <text:p text:style-name="Standard">Alors il -ou ça ?- apparut. Littéralement. A un instant il n'était pas là, la seconde d'après il avançait dans sa direction, depuis le coin du lit du blondin qui aurait juré qu'il n'y avait rien à cet endroit. Qu'est-ce que c'était exactement ? Difficile à dire. A mi-chemin entre le chat et l'écureuil, l'animal en question avait le pelage d'un noir de jais mais surtout un regard absolument chimérique. Ses pupilles étaient d'un pourpre surnaturel à faire froid dans le dos. Le plus perturbant dans tout cela était peut-être son sourire. Tiré jusqu'aux oreilles, il laissait entrevoir une dentition presque humaine, qui n'avait rien de féline pour le coup. Son air tranquille jurait profondément avec le visage grave d'Edward et celui sérieux d'Alice.</text:p>
      <text:p text:style-name="Standard"/>
      <text:p text:style-name="Standard">Il posa une question au garçon sur un ton plus que badin. Comme si ce n'était pas la question qui allait changer sa vie à jamais. Mais l'expression sur le visage de ce dernier avait changé. Tout le sérieux qu'il avait accumulé semblait s'être envolé à l'apparition de Bey. Il observait le contracteur avec ses yeux de jade grands ouverts, complètement envoûté par son apparition soudaine. Toute trace de l'anxiété qui l'avait accompagné et qui pesait sur ses épaules depuis trois jours avait disparu, laissant place à une apathie hébétée dont seule Edward avait le secret. Pendant quelques secondes le silence régna, la réponse du blondin se faisant attendre. Et finalement il ouvrit la bouche lentement, toujours assis en tailleur au milieu de la pièce.</text:p>
      <text:p text:style-name="Standard"/>
      <text:p text:style-name="Standard">-Comment elles tiennent tes boucles d'oreille ?</text:p>
      <text:p text:style-name="Standard"/>
      <text:p text:style-name="Standard">Le tutoiement avait fusé. Était-ce parce que Alice avait elle-même employé le « tu » pour s'adresser à Bey ou bien parce que son esprit était trop accaparé par la créature pour qu'il soit à même de respecter les conventions sociales qu'il s'était imposées ? Dans tous les cas, la question était une parfaite démonstration des capacités de déconcentration d'Edward, qui avait visiblement complètement oublié la situation dans laquelle il se trouvait. Le regard sévère de l'héritière de la Nightray Company le ramena cependant bien vite à la réalité. L'adolescent secoua la tête et se mit à réfléchir à ce qu'il pouvait effectivement souhaiter.</text:p>
      <text:p text:style-name="Standard"/>
      <text:p text:style-name="Standard">Un choix s'imposa naturellement à son esprit. Ses parents. Il considéra cette option pendant un moment mais finit par la rejeter. Leur décès était le fait de l’Équilibre, le garçon le savait. C'était à cause de ses mauvais choix et « annuler » cet événement aurait été aller à l'encontre de la grande balance universelle du bien et du mal. Le pragmatisme d'Edward pouvait paraître effrayant mais c'était comme ça qu'était formaté son esprit bien malgré lui. Il ne pouvait passer outre ces lois qui régissaient sa vie, quelles que soient les circonstances. Mais alors que souhaiter ? La vengeance ? Une fois encore, la vengeance n'était une possibilité que tant qu'elle était juste. Ceci dit, le blondin allait devoir chasser et détruire les Ombres maintenant que celles-ci avaient détruit sa famille. Pour ce fameux équilibre. L'équilibre... Un petit sourire s'esquissa au coin de ses lèvres alors qu'il reprenait la parole, ses yeux de jade plantées dans ceux de Bey.</text:p>
      <text:p text:style-name="Standard"/>
      <text:p text:style-name="Standard">-Je souhaite avoir le pouvoir de rétablir l’Équilibre.</text:p>
      <text:p text:style-name="Standard"/>
      <text:p text:style-name="Standard"><text:soft-page-break/>Fais bien ce que tu veux de ça, petit chat...</text:p>
      <text:p text:style-name="P1">Il se passa un petit moment durant lequel Edward observa de ses grands yeux verts le chat d'ébène. L'expression détachée de ce dernier doublée de celle ahurie du garçon donnait lieu à un spectacle assez pittoresque tandis que dans son coin, Alice observait la scène en silence. Finalement, le contracteur répondit à la première question du blondin, rivalisant toujours plus d'indifférence. Celui-ci cligna des yeux en écoutant la réponse, le visage légèrement penché sur le côté, avant de répondre.</text:p>
      <text:p text:style-name="Standard"/>
      <text:p text:style-name="Standard">-Comme ça ?</text:p>
      <text:p text:style-name="Standard"/>
      <text:p text:style-name="Standard">Sa phrase fut accompagnée d'un haussement d'épaules significatif. Ce que Bey lui avait répondu ne voulait pas dire grand chose à ses yeux mais cela lui suffisait largement, d'autant plus que son esprit était déjà focalisé sur ce que la créature allait faire maintenant qu'il avait prononcé ce fameux vœu. Et il ne fut pas déçu. Bey se redressa et, tout en prononçant des paroles qui ressemblaient à une forme d'incantation il se lança dans un rituel consistant à traverser le corps d'Edward de ses appendices -toujours affublés des fameuses boucles d'oreilles objets de toute l'attention, tout en irradiant d'une lumière aveuglante qu'il sembla transmettre entièrement au garçon, le tout dans une chorégraphie extrêmement théâtrale, sous les yeux ébahis d'un Edward au fond desquels on pouvait très clairement distinguer des étoiles briller.</text:p>
      <text:p text:style-name="Standard"/>
      <text:p text:style-name="Standard">-Cool...</text:p>
      <text:p text:style-name="Standard"/>
      <text:p text:style-name="Standard">Lorsque la lumière surnaturelle s'estompa, et que Bey retourna s'installer à ses côtés, la pièce reprit cependant une allure tout à fait banale. C'était limite si celui-ci n'allait pas lâcher subitement un « miaou » dans le plus grand des calmes. Il fallut quelques secondes au tout nouveau contractant, toujours émerveillé, pour reprendre ses esprits, après quoi il observa la paume, puis le dos de ses mains à la recherche d'un quelconque changement. Car, il fallait l'admettre, Edward ne voyait pas vraiment de différence. Il se sentait carrément identique à avant, que ce soit physiquement ou mentalement. Il repéra finalement une douce lueur qui s'échappait de sa chemise et, intrigué, ôta deux boutons à celle-ci pour voir de quoi il s'agissait. A l'endroit exact de son cœur -là où Bey l'avait transpercé un peu plus tôt-, un étrange tatouage avait fait son apparition. C'était un symbole que l'étudiant ne connaissait pas. La marque scintilla un instant avant que sa lueur ne s'estompe petit à petit.</text:p>
      <text:p text:style-name="Standard"/>
      <text:p text:style-name="Standard">-C'est quoi ça ?</text:p>
      <text:p text:style-name="Standard"/>
      <text:p text:style-name="Standard">Une fois encore, Edward s'attardait sur un détail assez peu significatif, alors même qu'une foule de questions se bousculaient dans son esprit. Qu'allait-il se passer maintenant ? Comment trouver et traquer les Ombres ? Quels étaient ses pouvoirs ? Comment allait-il apprendre à s'en servir ? Combien étaient-ils à partager ce but commun ? Toutes ces interrogations qui lui faisaient se demander s'il n'avait pas fait son vœu un peu trop vite, sans vraiment réfléchir aux conséquences d'un événement aussi inhabituel et difficile à croire.</text:p>
      <text:p text:style-name="P1">A peine Edward avait-il posé la question concernant sa marque que la réponse lui parvint. Celle-ci était donc un signe de son appartenance aux Nephils. Il regarda, fasciné, Alice faire apparaître la sienne tout en se demandant pourquoi elle avait à nouveau matérialisé une épée dans sa paume. C'était bluffant : les deux tatouages étaient strictement identiques. Le garçon tendit lentement une main en direction du ventre de la directrice de la Nightray Company, comme pour toucher le sceau. Il semblait presque hypnotisé, captivé par tous ces phénomènes difficilement acceptable pour n'importe quelle personne normalement constituée. Son regard absent repris une allure normale lorsque l'arme d'Alice disparut subitement, le ramenant instantanément à la réalité. Celle-ci enchaîna alors en se rhabillant, lui proposant de l'emmener dans un endroit où il pourrait rencontrer d'autres gens ayant passé un contrat.</text:p>
      <text:p text:style-name="Standard"/>
      <text:p text:style-name="Standard">-Là maintenant ? [strike]J'peux pas j'ai poney.[/strike]</text:p>
      <text:p text:style-name="Standard"/>
      <text:p text:style-name="Standard">D'abord sérieux, Edward parcourut sa chambre du regard, avant qu'un rictus dénué de toute joie fende son visage. Il posa ses yeux sur Bey qui les regardait encore dans son coin. S'il était disponible maintenant ? La question ne se posait même pas. Il risquait d'être tout le temps disponible à présent. Ses parents disparus, le blondin n'avait plus de quoi se payer des études. Il n'avait même plus de quoi se payer à manger, en fait. Il allait donc devoir abandonner les cours et trouver un travail. Cela signifiait que pour l'heure, il n'avait rien de prévu pendant un long moment. Edward s'apprêtait à répondre lorsque Bey se remit en action, leur annonçant qu'il allait les laisser. Le garçon regarda le chat disparaître avec le même air crétin qu'il avait lorsqu'il était apparu.</text:p>
      <text:p text:style-name="Standard"/>
      <text:p text:style-name="Standard">-Salut.</text:p>
      <text:p text:style-name="Standard"/>
      <text:p text:style-name="Standard">L'interjection était encore extrêmement familière. Il était évident qu'Edward était un peu perdu et qu'il ne comprenait pas très bien la situation dans laquelle il se trouvait. La jeune femme et lui se retrouvait donc à nouveau seuls. L'adolescent voulut reprendre sa réponse à la proposition d'Alice, mais visiblement le destin en avait décidé autrement. Alors qu'il ouvrait la bouche pour parler, une sonnerie se mit à retentir, provenant apparemment de sa poche. Poussant un soupir de lassitude, Edward en tira son téléphone portable en se demandant de qui il pouvait s'agir maintenant. Il s'agissait d'une alarme qui sonnait donc automatiquement. Sur son écran, on pouvait lire en majuscules, juste avant qu'il ne coupe la sonnerie, la mention : « J'AI UN GPS ! »</text:p>
      <text:p text:style-name="Standard"/>
      <text:p text:style-name="Standard">-Hum... Désolé pour ça. Du coup oui, je suis disponible. Pour être honnête, j'ai pas mal de question pour vous alors je suis plutôt content que vous me lâchiez pas comme ça dans la nature...</text:p>
      <text:p text:style-name="Standard"/>
      <text:p text:style-name="Standard">Suite à quoi Edward se leva finalement pour se préparer à aller dans ce fameux lieu de rendez-vous des Nephils. Il attrapa rapidement quelques vêtements -car après tout, c'était une des raisons pour lesquelles ils étaient venus ici, et quitta la chambre en faisant signe à Alice de le suivre. Ils redescendirent au rez-de-chaussée où ils ne lâchèrent pas même un regard aux policiers qui étaient toujours en train d'inspecter la maison puis quittèrent le bâtiment. Alors qu'ils s'éloignaient de sa demeure, Edward ne put s'empêcher de jeter un regard en arrière. Des souvenirs remontèrent et son visage prit un air un peu plus grave. Ses yeux se posèrent ensuite sur Alice. Grâce à elle, l'adolescent avait au moins pu donner une raison à tous ses malheurs. Et s'il se savait en partir coupable de la disparition de ses parents, ça n'était pas pour les raisons qu'il pensait à la base. Et, également grâce à elle, il avait peut-être obtenu un moyen de renverser la vapeur -bien que pour l'instant, il n'avait pas <text:s/>remarqué de changement significatif dû à sa nouvelle condition. Aussi, tout en se remettant en marche, Edward lâcha dans un murmure presque inaudible.</text:p>
      <text:p text:style-name="Standard"/>
      <text:p text:style-name="Standard">-Merci.</text:p>
      <text:p text:style-name="P1">Edward et Alice avaient quitté la maison du garçon peut-être une heure auparavant. Ils étaient retourné à Palema Centre et avaient traversé un bout de la ville pour se retrouver dans un espèce de terrain vague plus ou moins à l'abandon. Intrigué, le blondin avait suivi la jeune femme jusqu'à un gigantesque tuyau d'évacuation bien caché derrière de la broussaille. Si le lieu n'était pas vraiment engageant, Alice s'y engouffra sans hésiter un seul instant. Les yeux ébahis, Edward découvrit que derrière ce vieux bout de terrain à la déroute se trouvait un immense hall grouillant de vie. On se serait cru dans un des lieux enchantés de Harry Potter tellement l'existence d'un tel endroit était improbable. </text:p>
      <text:p text:style-name="Standard"/>
      <text:p text:style-name="Standard">Ils firent un tour complet du propriétaire, Alice lui montrant tout un ensemble de pièces plus déroutantes les unes que les autres. C'était une véritable base de commandement, disposant de toute l'infrastructure pour faire fonctionner une petite ville -selon l'appréciation d'Edward. Celui-ci passa la visite les yeux écarquillés, n'écoutant qu'à moitié les explications de sa guide du jour tant il était impressionné. Il était certain que le blondin ne se souviendrait absolument pas du plan du Q.G et qu'il risquait fort de se perdre dans les jours à venir. Les deux Nephils finirent leur ronde dans l'endroit le plus convivial qu'ils avaient vu jusqu'à présent : une grande pièce de détente où se trouvaient télé, canapés et autres instruments de loisir. Cette salle était un peu en opposition par rapport au reste du Q.G, qui avait paru professionnel et solennel jusqu'à présent.</text:p>
      <text:p text:style-name="Standard"/>
      <text:p text:style-name="Standard">Toujours était-il que pour l'heure, Edward et Alice s'octroyaient une petite pause et cette dernière avait visiblement prévu d'utiliser ce temps mort pour répondre aux questions que le blondin ne manquerait pas de lui poser. Celui-ci alla se chercher une canette dans le frigo comme il le lui était suggéré et s'installa dans un fauteuil en face de la directrice de la Nightray Company. Il resta un moment silencieux, sirotant de temps à autre sa boisson en essayant de remettre un peu d'ordre dans ses idées. Les événements de la journée avaient été plutôt déroutants et l'esprit déjà perturbé d'Edward peinait à tout percuter. Après un moment sans rien dire, il finit par se lancer.</text:p>
      <text:p text:style-name="Standard"/>
      <text:p text:style-name="Standard">-Cet endroit... C'est là où se rassemblent les gens comme vo... nous ? Qu'est-ce qu'il va se passer maintenant ? J'veux dire... Bey parlait de combattre les Ombres. Comment ça se passe, au juste ? J'ai jamais vraiment été un bagarreur...</text:p>
      <text:p text:style-name="Standard"/>
      <text:p text:style-name="Standard">Edward s'arrêta là pour le moment. Ce n'était qu'une petite partie des questions qu'il avait en tête, mais cela ferait déjà un bon début. Il ne valait mieux pas la noyer sous les demandes au risque de passer trop vite sur un sujet. Et ce, même si ça le démangeait plus que tout...</text:p>
      <text:p text:style-name="P1">L'assurance dont faisait preuve Alice commençait à rassurer le blondin. Celui-ci la laissa terminer les réponses à sa première vague de questions avec une patience qu'on n'avait pas l'habitude de lui voir. Ses yeux olives rivés dans ceux de la jeune femme, Edward buvait avidement ses paroles, essayant de faire au mieux pour retenir le maximum d'informations qu'il pouvait. Apparemment, c'était le sort de chaque contractant de se dévouer à combattre les Ombres. Ce n'était pas ce principe en lui-même qui posait question au garçon, mais bien sa capacité à le mettre en application. Cependant, la directrice de la Nightray ne semblait pas avoir de doute à ce sujet, sous réserve qu'Edward suive un entraînement approprié. Sa dernière réflexion lui arracha un rictus alors que le souvenir de sa macabre découverte lui remontait en mémoire.</text:p>
      <text:p text:style-name="Standard"/>
      <text:p text:style-name="Standard">-J'ai quelques doutes là-dessus. Alors vous allez m'entraîner ? Comment on tue une Ombre, au juste ? Il me faudrait une arme, non ? Genre un pistolet ou un truc du genre...</text:p>
      <text:p text:style-name="Standard"/>
      <text:p text:style-name="Standard">Oubliant toutes ses considérations sur le fait de ne pas poser trop de questions sur trop de sujets en même temps, l'esprit d'Edward s'emballa quelque peu. Chaque réponse que lui donnait Alice soulevait son propre lot de nouvelles questions. Cette immense base, et maintenant Alice qui lui parlait de grades, cela laissait énormément penser à une grande organisation. Ca n'était pas vraiment ce que le garçon s'était imaginé lorsque la jeune femme avait abordé le sujet. Lui voyait plus une bande de justiciers masqués travaillant dans l'ombre, chacun de son côté. C'était à la fois réconfortant de se dire qu'il ne risquait du coup pas de se retrouver trop livré à lui-même, et à la fois un peu effrayant d'imaginer qu'une telle organisation puisse exister à l'insu de tous.</text:p>
      <text:p text:style-name="Standard"/>
      <text:p text:style-name="Standard">-A quoi ça sert les grades ? Et du coup c'est le petit chat de tout à l'heure le chef ? C'est lui qui donne les ordres ?</text:p>
      <text:p text:style-name="P1">Cette petite séance de questions-réponses s'attaquait doucement mais sûrement à atteindre son objectif ; Les explications fournies par Alice commençaient à avoir un effet rassurant sur Edward qui, même s'il était toujours un peu perdu, avait à présent au moins le sentiment qu'il n'était pas seul dans ce nouvel univers qui s'ouvrait à lui. Le détachement avec lequel sa mentor abordait le sujet des Ombres, qui lui avait pourtant paru assez préoccupant, calma encore un peu plus ses inquiétudes. Une lueur de réflexion au fond des yeux, le blondin baissa légèrement la tête pour contempler ses mains, paumes vers le ciel. Alice en avait l'air certaine, mais serait-il vraiment capable de combattre les Ombres ?</text:p>
      <text:p text:style-name="Standard"/>
      <text:p text:style-name="Standard">-Ca consiste à quoi, cet entraînement ? C'est genre de l'exorcisme ou truc du genre ? Ou bien c'est juste des arts martiaux ? Fin... </text:p>
      <text:p text:style-name="Standard"/>
      <text:p text:style-name="Standard">Il était difficile pour Edward d'exprimer ses doutes. Il n'avait aucune idée de la manière dont on affrontait ces créatures néfastes mais avait un peu peur de passer pour un idiot aux yeux de la nouvelle directrice de la Nightray Company. Pour elle cela devait être des choses évidentes qu'elle avait probablement apprises avec l'expérience mais pour un gamin de banlieue qui ne s'était jamais battu de sa vie, on ne pouvait pas dire que combattre des créatures sorties d'un univers parallèle était « naturel ». Un frisson à mi chemin entre l'excitation et l'anxiété parcourut son échine alors que le garçon levait à nouveau les yeux vers Alice.</text:p>
      <text:p text:style-name="Standard"/>
      <text:p text:style-name="Standard">-J'ai pas intégré la mafia, si ? Sa voix sonnait comme s'il était à moitié en train de plaisanter. J'ai pas fait gaffe aux bureaux... Et vous, c'est quoi votre grade ? Coatch ou un truc comme ça ? On est combien dans cette organisation ? On commence quand l'entraînement ? </text:p>
      <text:p text:style-name="P1">L'esprit d'Edward bouillonnait. Il avait beaucoup de mal à se concentrer sur ce qu'Alice répondait à ses questions tant les pensées fusaient dans son cerveau. Son air béat disparut en une expression d'intense concentration alors qu'il commençait à faire les cent pas dans la pièce. Des lames ? Effectivement, le garçon les avait vues chez lui un peu plus tôt dans la journée. Mais lui n'était pas armé. Comment allait-t-il faire ? La jeune femme ne s'arrêtant pas, le blondin nota cette interrogation -une de plus- dans un coin de sa tête et écouta tout en continuant à marcher. </text:p>
      <text:p text:style-name="Standard"/>
      <text:p text:style-name="Standard">Alice disait être traqueuse. De ce que Edward comprenait, cela voulait dire que son boulot, c'était de <text:s/>défoncer ces saloperies à grands coups de tatanes. C'était à la fois rassurant -d'avoir été recruté par une personne aussi badass- et inquiétant : la menace des Ombres était visiblement prise très au sérieux et il ne faudrait pas qu'il les sous-estime. En revanche, la fin de la phrase de la présidente de la Nightray Company le fit s'arrêter un instant. « Pas que » ? Qu'est-ce que cela pouvait bien vouloir dire ? Il y avait d'autres créatures à détruire ? Ou bien les Nephils avaient des ennemis parmi leur propre race ? </text:p>
      <text:p text:style-name="Standard"/>
      <text:p text:style-name="Standard">-Ah oui ? Ce serait cool de commencer tout de suite ! Dites... Vous entendez quoi pas « et pas qu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9-07T19:19:18.18</dc:date>
    <meta:editing-duration>P2DT9H45M</meta:editing-duration>
    <meta:editing-cycles>3284</meta:editing-cycles>
    <meta:generator>OpenOffice/4.1.2$Win32 OpenOffice.org_project/412m3$Build-9782</meta:generator>
    <meta:document-statistic meta:table-count="0" meta:image-count="0" meta:object-count="0" meta:page-count="32" meta:paragraph-count="188" meta:word-count="15497" meta:character-count="93633"/>
  </office:meta>
</office:document-meta>
</file>